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173in"/>
    </style:style>
    <style:style style:name="co2" style:family="table-column">
      <style:table-column-properties fo:break-before="auto" style:column-width="1.5917in"/>
    </style:style>
    <style:style style:name="co3" style:family="table-column">
      <style:table-column-properties fo:break-before="auto" style:column-width="0.139in"/>
    </style:style>
    <style:style style:name="co4" style:family="table-column">
      <style:table-column-properties fo:break-before="auto" style:column-width="0.1598in"/>
    </style:style>
    <style:style style:name="co5" style:family="table-column">
      <style:table-column-properties fo:break-before="auto" style:column-width="0.128in"/>
    </style:style>
    <style:style style:name="co6" style:family="table-column">
      <style:table-column-properties fo:break-before="auto" style:column-width="1.4846in"/>
    </style:style>
    <style:style style:name="co7" style:family="table-column">
      <style:table-column-properties fo:break-before="auto" style:column-width="5.620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d32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ffd320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4" office:value-type="string" calcext:value-type="string">
            <text:p>When starting edition</text:p>
          </table:table-cell>
          <table:table-cell table:style-name="ce9" table:number-columns-repeated="2"/>
          <table:table-cell table:style-name="ce14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nColumnBeforeEd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onColumnBeforeEdit</text:p>
          </table:table-cell>
          <table:table-cell office:value-type="string" calcext:value-type="string">
            <text:p>there is a call to endEdit before raise this event to allow any pending edition to be finished</text:p>
          </table:table-cell>
        </table:table-row>
        <table:table-row table:style-name="ro1">
          <table:table-cell/>
          <table:table-cell table:style-name="ce3" office:value-type="string" calcext:value-type="string">
            <text:p>onColumnAfterEdi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nColumnAfterUpdate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nColumnCancelEdit</text:p>
          </table:table-cell>
          <table:table-cell/>
          <table:table-cell table:style-name="ce6" office:value-type="string" calcext:value-type="string">
            <text:p>When finishing edition by Enter or Arrow Key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onColumnButtonClick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nColumnClic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onColumnAfterEdit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nValidateRow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nNewRow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nDeleteRow</text:p>
          </table:table-cell>
          <table:table-cell/>
          <table:table-cell table:style-name="ce6" office:value-type="string" calcext:value-type="string">
            <text:p>When ColumnAfterEdit returns TRU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onAfterDeleteRow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nDblClic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onColumnAfterUpdat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nSelectionChange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nSelectionRowChange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6" office:value-type="string" calcext:value-type="string">
            <text:p>When moving arrow key down in last row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onColumnAfterEdit</text:p>
          </table:table-cell>
          <table:table-cell/>
        </table:table-row>
        <table:table-row table:style-name="ro1">
          <table:table-cell table:number-columns-repeated="3"/>
          <table:table-cell table:style-name="ce7"/>
          <table:table-cell table:style-name="ce10" table:number-columns-repeated="2"/>
          <table:table-cell table:style-name="ce16" office:value-type="string" calcext:value-type="string" table:number-columns-spanned="1" table:number-rows-spanned="2">
            <text:p>endEdit call – if there is a pending edition these two events will be fired before the onValidateRow event</text:p>
          </table:table-cell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13" office:value-type="string" calcext:value-type="string">
            <text:p>onColumnAfterEdit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onValidateRow</text:p>
          </table:table-cell>
          <table:table-cell/>
        </table:table-row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3"/>
          <table:table-cell table:style-name="ce8"/>
          <table:table-cell table:style-name="ce11" table:number-columns-repeated="2"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Alvarez</meta:initial-creator>
    <meta:creation-date>2015-01-20T15:47:07.189845000</meta:creation-date>
    <dc:date>2015-01-21T11:35:50.376658000</dc:date>
    <dc:creator>Javier Alvarez</dc:creator>
    <meta:editing-duration>PT19H17M29S</meta:editing-duration>
    <meta:editing-cycles>1</meta:editing-cycles>
    <meta:document-statistic meta:table-count="1" meta:cell-count="31" meta:object-count="0"/>
    <meta:generator>LibreOffice/4.3.1.2$MacOSX_X86_64 LibreOffice_project/958349dc3b25111dbca392fbc281a05559ef6848</meta:generator>
  </office:meta>
</office:document-meta>
</file>